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fo:font-size="14pt" fo:font-weight="bold"/>
    </style:style>
    <style:style style:name="T6" style:family="text">
      <style:text-properties style:font-name="Comic Sans MS" fo:font-size="14pt"/>
    </style:style>
    <style:style style:name="T7" style:family="text">
      <style:text-properties fo:color="#660066" style:font-name="Verdana1" fo:font-size="13.5pt"/>
    </style:style>
    <style:style style:name="T8" style:family="text">
      <style:text-properties fo:color="#660066" style:font-name="Verdana1" fo:font-size="18pt"/>
    </style:style>
    <style:style style:name="T9" style:family="text">
      <style:text-properties fo:color="#660066" style:font-name="Verdana1" fo:font-size="10.5pt"/>
    </style:style>
    <style:style style:name="T10" style:family="text">
      <style:text-properties fo:color="#006666" style:font-name="Verdana1"/>
    </style:style>
    <style:style style:name="T11" style:family="text">
      <style:text-properties fo:color="#006666" style:font-name="Verdana1" fo:font-weight="bold"/>
    </style:style>
    <style:style style:name="T12" style:family="text">
      <style:text-properties fo:color="#006666" style:font-name="Verdana1" fo:font-size="10pt"/>
    </style:style>
    <style:style style:name="T13" style:family="text">
      <style:text-properties fo:color="#006600" style:font-name="Verdana1"/>
    </style:style>
    <style:style style:name="T14" style:family="text">
      <style:text-properties fo:color="#006600" style:font-name="Verdana1" fo:font-weight="bold"/>
    </style:style>
    <style:style style:name="T15" style:family="text">
      <style:text-properties fo:color="#0066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omemade Cream of Tomato Soup</text:span><text:line-break/>Crystal Miller <text:line-break/><text:line-break/>2 15oz cans diced tomatoes<text:line-break/>2 cans (the ones from the tomatoes) whole milk<text:line-break/>3 t. cane juice crystal’s<text:line-break/>1 T butter<text:line-break/>salt and pepper to taste<text:line-break/>1/8 t. baking soda<text:line-break/><text:line-break/>Open the cans of diced tomatoes and pour them into your blender or food processor and blend until smooth. Pour into soup pot. Add the 2 cans of milk, stir and turn heat to medium. Add cane juice crystal’s and butter and warm the soup until the butter melts. Do not let the soup boil. Taste and add salt and pepper.  Then add the baking soda. Stir and serve wa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6:55:44.77</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1" meta:word-count="108" meta:character-count="566"/>
  </office:meta>
</office:document-meta>
</file>